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1cm" svg:stroke-color="#069a2e" draw:marker-start-width="0.321cm" draw:marker-end-width="0.321cm" draw:fill-color="#dde8cb" draw:textarea-horizontal-align="justify" draw:textarea-vertical-align="middle" draw:auto-grow-height="false" fo:min-height="2.21cm" fo:min-width="2.722cm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3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5" style:family="graphic" style:parent-style-name="standard">
      <style:graphic-properties draw:stroke="solid" svg:stroke-width="0.081cm" svg:stroke-color="#3465a4" draw:marker-start-width="0.321cm" draw:marker-end-width="0.321cm" draw:fill-color="#dee6ef" draw:textarea-horizontal-align="justify" draw:textarea-vertical-align="middle" draw:auto-grow-height="false" fo:min-height="2.21cm" fo:min-width="2.722cm" fo:padding-top="0.165cm" fo:padding-bottom="0.165cm" fo:padding-left="0.29cm" fo:padding-right="0.29cm"/>
    </style:style>
    <style:style style:name="gr6" style:family="graphic" style:parent-style-name="standard">
      <style:graphic-properties svg:stroke-width="0.053cm" svg:stroke-color="#666666" draw:marker-start-width="0.279cm" draw:marker-end-width="0.279cm" draw:fill-color="#dddddd" draw:textarea-horizontal-align="justify" draw:textarea-vertical-align="middle" draw:auto-grow-height="false" fo:min-height="1.476cm" fo:min-width="0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28cm"/>
      <style:paragraph-properties style:writing-mode="lr-tb"/>
    </style:style>
    <style:style style:name="gr8" style:family="graphic" style:parent-style-name="standard">
      <style:graphic-properties draw:stroke="solid" svg:stroke-width="0.081cm" svg:stroke-color="#780373" draw:marker-start-width="0.321cm" draw:marker-end-width="0.321cm" draw:fill-color="#e0c2cd" draw:textarea-horizontal-align="justify" draw:textarea-vertical-align="middle" draw:auto-grow-height="false" fo:min-height="4.75cm" fo:min-width="4.754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12" style:family="graphic" style:parent-style-name="standard">
      <style:graphic-properties svg:stroke-width="0.053cm" svg:stroke-color="#666666" draw:marker-start-width="0.279cm" draw:marker-end-width="0.279cm" draw:fill-color="#dddddd" draw:textarea-horizontal-align="justify" draw:textarea-vertical-align="middle" draw:auto-grow-height="false" fo:min-height="1.432cm" fo:min-width="0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dde8cb"/>
      <style:paragraph-properties fo:text-align="center"/>
    </style:style>
    <style:style style:name="P2" style:family="paragraph">
      <style:text-properties fo:color="#808080"/>
    </style:style>
    <style:style style:name="P3" style:family="paragraph">
      <loext:graphic-properties draw:fill="none" draw:fill-color="#ffffff"/>
      <style:paragraph-properties style:writing-mode="lr-tb"/>
      <style:text-properties fo:color="#808080" style:font-name="Ubuntu Mono1" fo:font-size="28pt" fo:font-weight="bold" style:font-size-asian="28pt" style:font-weight-asian="bold" style:font-size-complex="28pt" style:font-weight-complex="bold"/>
    </style:style>
    <style:style style:name="P4" style:family="paragraph">
      <style:text-properties fo:color="#000000"/>
    </style:style>
    <style:style style:name="P5" style:family="paragraph">
      <loext:graphic-properties draw:fill="none" draw:fill-color="#ffffff"/>
      <style:paragraph-properties style:writing-mode="lr-tb"/>
      <style:text-properties fo:color="#000000" style:font-name="Ubuntu Mono1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dee6e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use-window-font-color="true" style:font-name="Ubuntu Mono1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style:paragraph-properties fo:text-align="center"/>
      <style:text-properties fo:color="#808080" fo:font-size="24pt" fo:font-weight="normal" style:font-size-asian="24pt" style:font-weight-asian="normal" style:font-size-complex="24pt" style:font-weight-complex="normal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808080" style:font-name="Ubuntu Mono1" fo:font-size="24pt" fo:font-weight="normal" style:font-size-asian="24pt" style:font-weight-asian="normal" style:font-size-complex="24pt" style:font-weight-complex="normal"/>
    </style:style>
    <style:style style:name="P11" style:family="paragraph">
      <loext:graphic-properties draw:fill-color="#e0c2cd"/>
      <style:paragraph-properties fo:text-align="center"/>
    </style:style>
    <style:style style:name="P12" style:family="paragraph">
      <style:text-properties fo:color="#000000" fo:font-size="24pt" style:font-size-asian="24pt" style:font-size-complex="24pt"/>
    </style:style>
    <style:style style:name="P13" style:family="paragraph">
      <loext:graphic-properties draw:fill="none" draw:fill-color="#ffffff"/>
      <style:paragraph-properties style:writing-mode="lr-tb"/>
      <style:text-properties fo:color="#000000" style:font-name="Ubuntu Mono1" fo:font-size="24pt" fo:font-weight="bold" style:font-size-asian="24pt" style:font-weight-asian="bold" style:font-size-complex="24pt" style:font-weight-complex="bold"/>
    </style:style>
    <style:style style:name="P14" style:family="paragraph">
      <style:text-properties fo:color="#808080" fo:font-size="20pt" fo:font-weight="normal" style:font-size-asian="20pt" style:font-weight-asian="normal" style:font-size-complex="20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color="#808080" style:font-name="Ubuntu Mono1" fo:font-size="20pt" fo:font-weight="normal" style:font-size-asian="20pt" style:font-weight-asian="normal" style:font-size-complex="20pt" style:font-weight-complex="normal"/>
    </style:style>
    <style:style style:name="P16" style:family="paragraph">
      <style:text-properties fo:color="#000000" fo:font-size="22pt" style:font-size-asian="22pt" style:font-size-complex="22pt"/>
    </style:style>
    <style:style style:name="P17" style:family="paragraph">
      <loext:graphic-properties draw:fill="none" draw:fill-color="#ffffff"/>
      <style:paragraph-properties style:writing-mode="lr-tb"/>
      <style:text-properties fo:color="#000000" style:font-name="Ubuntu Mono1"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-color="#ffffff"/>
      <style:paragraph-properties style:writing-mode="lr-tb"/>
    </style:style>
    <style:style style:name="T1" style:family="text">
      <style:text-properties fo:color="#808080" style:font-name="Ubuntu Mono1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00" style:font-name="Ubuntu Mono1" fo:font-size="32pt" fo:font-weight="bold" style:font-size-asian="32pt" style:font-weight-asian="bold" style:font-size-complex="32pt" style:font-weight-complex="bold"/>
    </style:style>
    <style:style style:name="T3" style:family="text">
      <style:text-properties style:use-window-font-color="true" style:font-name="Ubuntu Mono1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808080" style:font-name="Ubuntu Mono1"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color="#000000" style:font-name="Ubuntu Mono1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808080" style:font-name="Ubuntu Mono1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style:font-name="Ubuntu Mono1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302cm" svg:height="2.54cm" svg:x="4.572cm" svg:y="2.9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54cm" svg:x="3.71cm" svg:y="3.8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524cm" svg:height="1.237cm" svg:x="5.534cm" svg:y="3.743cm">
          <draw:text-box>
            <text:p text:style-name="P2"><text:span text:style-name="T1">R1</text:span></text:p>
          </draw:text-box>
        </draw:frame>
        <draw:frame draw:style-name="gr2" draw:text-style-name="P3" draw:layer="layout" svg:width="1.524cm" svg:height="1.237cm" svg:x="6.504cm" svg:y="2.727cm">
          <draw:text-box>
            <text:p text:style-name="P2"><text:span text:style-name="T1">R2</text:span></text:p>
          </draw:text-box>
        </draw:frame>
        <draw:frame draw:style-name="gr3" draw:text-style-name="P5" draw:layer="layout" svg:width="1.524cm" svg:height="1.382cm" svg:x="4.618cm" svg:y="4.472cm">
          <draw:text-box>
            <text:p text:style-name="P4"><text:span text:style-name="T2">A</text:span></text:p>
          </draw:text-box>
        </draw:frame>
        <draw:custom-shape draw:style-name="gr1" draw:text-style-name="P1" draw:layer="layout" svg:width="3.302cm" svg:height="2.54cm" svg:x="9.452cm" svg:y="2.9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54cm" svg:x="8.59cm" svg:y="3.83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524cm" svg:height="1.237cm" svg:x="10.414cm" svg:y="3.764cm">
          <draw:text-box>
            <text:p text:style-name="P2"><text:span text:style-name="T1">R1</text:span></text:p>
          </draw:text-box>
        </draw:frame>
        <draw:frame draw:style-name="gr2" draw:text-style-name="P3" draw:layer="layout" svg:width="1.524cm" svg:height="1.237cm" svg:x="11.384cm" svg:y="2.748cm">
          <draw:text-box>
            <text:p text:style-name="P2"><text:span text:style-name="T1">R2</text:span></text:p>
          </draw:text-box>
        </draw:frame>
        <draw:frame draw:style-name="gr3" draw:text-style-name="P5" draw:layer="layout" svg:width="1.524cm" svg:height="1.382cm" svg:x="9.498cm" svg:y="4.493cm">
          <draw:text-box>
            <text:p text:style-name="P4"><text:span text:style-name="T2">B</text:span></text:p>
          </draw:text-box>
        </draw:frame>
        <draw:custom-shape draw:style-name="gr1" draw:text-style-name="P1" draw:layer="layout" svg:width="3.302cm" svg:height="2.54cm" svg:x="14.632cm" svg:y="2.9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54cm" svg:x="13.77cm" svg:y="3.85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524cm" svg:height="1.237cm" svg:x="15.594cm" svg:y="3.785cm">
          <draw:text-box>
            <text:p text:style-name="P2"><text:span text:style-name="T1">R1</text:span></text:p>
          </draw:text-box>
        </draw:frame>
        <draw:frame draw:style-name="gr2" draw:text-style-name="P3" draw:layer="layout" svg:width="1.524cm" svg:height="1.237cm" svg:x="16.564cm" svg:y="2.769cm">
          <draw:text-box>
            <text:p text:style-name="P2"><text:span text:style-name="T1">R2</text:span></text:p>
          </draw:text-box>
        </draw:frame>
        <draw:frame draw:style-name="gr3" draw:text-style-name="P5" draw:layer="layout" svg:width="1.524cm" svg:height="1.382cm" svg:x="14.678cm" svg:y="4.514cm">
          <draw:text-box>
            <text:p text:style-name="P4"><text:span text:style-name="T2">C</text:span></text:p>
          </draw:text-box>
        </draw:frame>
        <draw:frame draw:style-name="gr4" draw:text-style-name="P5" draw:layer="layout" svg:width="4.318cm" svg:height="1.524cm" svg:x="19.05cm" svg:y="3.856cm">
          <draw:text-box>
            <text:p text:style-name="P4"><text:span text:style-name="T2">FASTQ</text:span></text:p>
          </draw:text-box>
        </draw:frame>
        <draw:custom-shape draw:style-name="gr5" draw:text-style-name="P6" draw:layer="layout" svg:width="3.302cm" svg:height="2.54cm" svg:x="3.69cm" svg:y="8.931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524cm" svg:height="1.382cm" svg:x="4.798cm" svg:y="9.493cm">
          <draw:text-box>
            <text:p text:style-name="P4"><text:span text:style-name="T2">A</text:span></text:p>
          </draw:text-box>
        </draw:frame>
        <draw:custom-shape draw:style-name="gr5" draw:text-style-name="P6" draw:layer="layout" svg:width="3.302cm" svg:height="2.54cm" svg:x="8.57cm" svg:y="8.952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.524cm" svg:height="1.382cm" svg:x="9.678cm" svg:y="9.514cm">
          <draw:text-box>
            <text:p><text:span text:style-name="T3">B</text:span></text:p>
          </draw:text-box>
        </draw:frame>
        <draw:custom-shape draw:style-name="gr5" draw:text-style-name="P6" draw:layer="layout" svg:width="3.302cm" svg:height="2.54cm" svg:x="13.75cm" svg:y="8.973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524cm" svg:height="1.382cm" svg:x="14.858cm" svg:y="9.535cm">
          <draw:text-box>
            <text:p text:style-name="P4"><text:span text:style-name="T2">C</text:span></text:p>
          </draw:text-box>
        </draw:frame>
        <draw:custom-shape draw:style-name="gr6" draw:text-style-name="P8" draw:layer="layout" svg:width="0.66cm" svg:height="2.032cm" svg:x="5.007cm" svg:y="6.6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5" draw:layer="layout" svg:width="4.318cm" svg:height="2.513cm" svg:x="19.05cm" svg:y="15.556cm">
          <draw:text-box>
            <text:p text:style-name="P4"><text:span text:style-name="T2">count</text:span><text:span text:style-name="T2"><text:line-break/></text:span><text:span text:style-name="T2">matrix</text:span></text:p>
          </draw:text-box>
        </draw:frame>
        <draw:frame draw:style-name="gr7" draw:text-style-name="P10" draw:layer="layout" svg:width="7.874cm" svg:height="1.945cm" svg:x="16.764cm" svg:y="6.812cm">
          <draw:text-box>
            <text:p text:style-name="P9"><text:span text:style-name="T4">+ </text:span><text:span text:style-name="T4">ge</text:span><text:span text:style-name="T4">no</text:span><text:span text:style-name="T4">me </text:span><text:span text:style-name="T4">se</text:span><text:span text:style-name="T4">qu</text:span><text:span text:style-name="T4">en</text:span><text:span text:style-name="T4">ce </text:span><text:span text:style-name="T4">(F</text:span><text:span text:style-name="T4">AS</text:span><text:span text:style-name="T4">TA</text:span><text:span text:style-name="T4">)</text:span></text:p>
          </draw:text-box>
        </draw:frame>
        <draw:custom-shape draw:style-name="gr8" draw:text-style-name="P11" draw:layer="layout" svg:width="5.334cm" svg:height="5.08cm" svg:x="7.582cm" svg:y="14.178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.524cm" svg:height="1.27cm" svg:x="8.882cm" svg:y="14.178cm">
          <draw:text-box>
            <text:p text:style-name="P12"><text:span text:style-name="T5">A</text:span></text:p>
          </draw:text-box>
        </draw:frame>
        <draw:frame draw:style-name="gr9" draw:text-style-name="P13" draw:layer="layout" svg:width="1.524cm" svg:height="1.27cm" svg:x="9.982cm" svg:y="14.178cm">
          <draw:text-box>
            <text:p text:style-name="P12"><text:span text:style-name="T5">B</text:span></text:p>
          </draw:text-box>
        </draw:frame>
        <draw:frame draw:style-name="gr9" draw:text-style-name="P13" draw:layer="layout" svg:width="1.524cm" svg:height="1.27cm" svg:x="11.182cm" svg:y="14.178cm">
          <draw:text-box>
            <text:p text:style-name="P12"><text:span text:style-name="T5">C</text:span></text:p>
          </draw:text-box>
        </draw:frame>
        <draw:frame draw:style-name="gr10" draw:text-style-name="P15" draw:layer="layout" svg:width="1.524cm" svg:height="0.958cm" svg:x="8.882cm" svg:y="15.078cm">
          <draw:text-box>
            <text:p text:style-name="P14"><text:span text:style-name="T6">66</text:span></text:p>
          </draw:text-box>
        </draw:frame>
        <draw:frame draw:style-name="gr9" draw:text-style-name="P13" draw:layer="layout" svg:width="1.524cm" svg:height="1.27cm" svg:x="7.582cm" svg:y="15.078cm">
          <draw:text-box>
            <text:p text:style-name="P12"><text:span text:style-name="T5">g1</text:span></text:p>
          </draw:text-box>
        </draw:frame>
        <draw:frame draw:style-name="gr9" draw:text-style-name="P13" draw:layer="layout" svg:width="1.524cm" svg:height="1.27cm" svg:x="7.582cm" svg:y="15.878cm">
          <draw:text-box>
            <text:p text:style-name="P12"><text:span text:style-name="T5">g2</text:span></text:p>
          </draw:text-box>
        </draw:frame>
        <draw:frame draw:style-name="gr9" draw:text-style-name="P13" draw:layer="layout" svg:width="1.524cm" svg:height="1.27cm" svg:x="7.582cm" svg:y="16.778cm">
          <draw:text-box>
            <text:p text:style-name="P12"><text:span text:style-name="T5">g3</text:span></text:p>
          </draw:text-box>
        </draw:frame>
        <draw:frame draw:style-name="gr11" draw:text-style-name="P17" draw:layer="layout" svg:width="1.778cm" svg:height="1.072cm" svg:x="7.582cm" svg:y="17.678cm">
          <draw:text-box>
            <text:p text:style-name="P16"><text:span text:style-name="T7">...</text:span></text:p>
          </draw:text-box>
        </draw:frame>
        <draw:frame draw:style-name="gr10" draw:text-style-name="P15" draw:layer="layout" svg:width="1.524cm" svg:height="0.958cm" svg:x="9.882cm" svg:y="15.078cm">
          <draw:text-box>
            <text:p text:style-name="P14"><text:span text:style-name="T6">55</text:span></text:p>
          </draw:text-box>
        </draw:frame>
        <draw:frame draw:style-name="gr10" draw:text-style-name="P15" draw:layer="layout" svg:width="1.524cm" svg:height="0.958cm" svg:x="11.082cm" svg:y="15.078cm">
          <draw:text-box>
            <text:p text:style-name="P14"><text:span text:style-name="T6">82</text:span></text:p>
          </draw:text-box>
        </draw:frame>
        <draw:frame draw:style-name="gr10" draw:text-style-name="P15" draw:layer="layout" svg:width="1.524cm" svg:height="0.958cm" svg:x="11.082cm" svg:y="15.978cm">
          <draw:text-box>
            <text:p text:style-name="P14"><text:span text:style-name="T6">5</text:span></text:p>
          </draw:text-box>
        </draw:frame>
        <draw:frame draw:style-name="gr10" draw:text-style-name="P15" draw:layer="layout" svg:width="1.524cm" svg:height="0.958cm" svg:x="11.082cm" svg:y="16.878cm">
          <draw:text-box>
            <text:p text:style-name="P14"><text:span text:style-name="T6">50</text:span></text:p>
          </draw:text-box>
        </draw:frame>
        <draw:frame draw:style-name="gr10" draw:text-style-name="P15" draw:layer="layout" svg:width="1.524cm" svg:height="0.958cm" svg:x="9.882cm" svg:y="16.878cm">
          <draw:text-box>
            <text:p text:style-name="P14"><text:span text:style-name="T6">2</text:span></text:p>
          </draw:text-box>
        </draw:frame>
        <draw:frame draw:style-name="gr10" draw:text-style-name="P15" draw:layer="layout" svg:width="1.524cm" svg:height="0.958cm" svg:x="8.882cm" svg:y="16.878cm">
          <draw:text-box>
            <text:p text:style-name="P14"><text:span text:style-name="T6">43</text:span></text:p>
          </draw:text-box>
        </draw:frame>
        <draw:frame draw:style-name="gr10" draw:text-style-name="P15" draw:layer="layout" svg:width="1.524cm" svg:height="0.958cm" svg:x="8.882cm" svg:y="15.978cm">
          <draw:text-box>
            <text:p text:style-name="P14"><text:span text:style-name="T6">0</text:span></text:p>
          </draw:text-box>
        </draw:frame>
        <draw:frame draw:style-name="gr10" draw:text-style-name="P15" draw:layer="layout" svg:width="1.524cm" svg:height="0.958cm" svg:x="9.982cm" svg:y="15.978cm">
          <draw:text-box>
            <text:p text:style-name="P14"><text:span text:style-name="T6">13</text:span></text:p>
          </draw:text-box>
        </draw:frame>
        <draw:custom-shape draw:style-name="gr6" draw:text-style-name="P8" draw:layer="layout" svg:width="0.66cm" svg:height="2.032cm" svg:x="9.908cm" svg:y="6.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8" draw:layer="layout" svg:width="0.66cm" svg:height="2.032cm" svg:x="15.009cm" svg:y="6.6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8" draw:layer="layout" svg:width="0.762cm" svg:height="1.981cm" draw:transform="rotate (-0.786794426799043) translate (13.491cm 11.91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8" draw:layer="layout" svg:width="0.66cm" svg:height="2.032cm" svg:x="9.909cm" svg:y="11.7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8" draw:layer="layout" svg:width="0.762cm" svg:height="1.981cm" draw:transform="rotate (0.605978316292432) translate (6.949cm 12.21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0" draw:layer="layout" svg:width="8.636cm" svg:height="1.945cm" svg:x="16.764cm" svg:y="11.813cm">
          <draw:text-box>
            <text:p text:style-name="P9"><text:span text:style-name="T4">+ genome annotation (GFFF)</text:span></text:p>
          </draw:text-box>
        </draw:frame>
        <draw:frame draw:style-name="gr4" draw:text-style-name="P5" draw:layer="layout" svg:width="4.318cm" svg:height="1.524cm" svg:x="19.65cm" svg:y="9.456cm">
          <draw:text-box>
            <text:p text:style-name="P4"><text:span text:style-name="T2">BAM</text:span></text:p>
          </draw:text-box>
        </draw:fram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1:51:55.876418948</meta:creation-date>
    <dc:title>jelmer_base</dc:title>
    <meta:editing-duration>PT24M26S</meta:editing-duration>
    <meta:editing-cycles>5</meta:editing-cycles>
    <meta:generator>LibreOffice/6.4.6.2$Linux_X86_64 LibreOffice_project/40$Build-2</meta:generator>
    <meta:initial-creator>Jelmer Poelstra</meta:initial-creator>
    <dc:date>2021-03-11T12:18:25.631704550</dc:date>
    <dc:creator>Jelmer Poelstra</dc:creator>
    <meta:document-statistic meta:object-count="72"/>
  </office:meta>
</office:document-meta>
</file>